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ccff66" draw:marker-start-width="0.252cm" draw:marker-end-width="0.252cm" draw:fill-color="#6a9662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ccff66" draw:marker-start-width="0.252cm" draw:marker-end-width="0.252cm" draw:fill-color="#6a9662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99ff33" draw:marker-start-width="0.252cm" draw:marker-end-width="0.252cm" draw:fill-color="#6a9662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ccff66" draw:marker-start-width="0.252cm" draw:marker-end-width="0.252cm" svg:stroke-opacity="100%" draw:fill-color="#6a9662" draw:opacity="51%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106cm" svg:stroke-color="#f17c0b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width="0.106cm" svg:stroke-color="#f17c0b" draw:marker-start-width="0.358cm" draw:marker-end-width="0.358cm" draw:fill-color="#476042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width="0.106cm" svg:stroke-color="#f17c0b" draw:marker-start-width="0.358cm" draw:marker-end-width="0.358cm" svg:stroke-opacity="100%" draw:fill-color="#476042" draw:opacity="100%" draw:textarea-vertical-align="middle" fo:padding-top="0.177cm" fo:padding-bottom="0.177cm" fo:padding-left="0.302cm" fo:padding-right="0.302cm"/>
    </style:style>
    <style:style style:name="P1" style:family="paragraph">
      <loext:graphic-properties draw:fill-color="#6a9662"/>
      <style:paragraph-properties fo:text-align="center"/>
    </style:style>
    <style:style style:name="P2" style:family="paragraph">
      <loext:graphic-properties draw:fill-color="#6a9662" draw:opacity="51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476042"/>
      <style:paragraph-properties fo:text-align="center"/>
    </style:style>
    <style:style style:name="P5" style:family="paragraph">
      <loext:graphic-properties draw:fill-color="#476042" draw:opacity="100%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0.896cm" svg:height="3.294cm" svg:x="4.78cm" svg:y="15.515cm" svg:viewBox="0 0 10897 3295" draw:points="2724,0 10897,1361 8418,3295 0,1934">
          <text:p/>
        </draw:polygon>
        <draw:polygon draw:style-name="gr2" draw:text-style-name="P1" draw:layer="layout" svg:width="9.277cm" svg:height="8.395cm" svg:x="7.583cm" svg:y="8.5cm" svg:viewBox="0 0 9278 8396" draw:points="1059,0 9278,1341 8220,8396 0,7162">
          <text:p/>
        </draw:polygon>
        <draw:polygon draw:style-name="gr3" draw:text-style-name="P1" draw:layer="layout" svg:width="3.844cm" svg:height="9.03cm" svg:x="4.87cm" svg:y="8.538cm" svg:viewBox="0 0 3845 9031" draw:points="1129,1905 3845,0 2857,7090 105,9031 0,8995">
          <text:p/>
        </draw:polygon>
        <draw:polygon draw:style-name="gr3" draw:text-style-name="P1" draw:layer="layout" svg:width="3.844cm" svg:height="9.03cm" draw:transform="rotate (0.00837758040957278) translate (13.0332431131861cm 9.84225996032385cm)" svg:viewBox="0 0 3845 9031" draw:points="1129,1905 3845,0 2857,7090 105,9031 0,8995">
          <text:p/>
        </draw:polygon>
        <draw:polygon draw:style-name="gr4" draw:text-style-name="P2" draw:layer="layout" svg:width="9.277cm" svg:height="8.395cm" svg:x="4.875cm" svg:y="10.391cm" svg:viewBox="0 0 9278 8396" draw:points="1059,0 9278,1341 8220,8396 0,7162">
          <text:p/>
        </draw:polygon>
        <draw:line draw:style-name="gr5" draw:text-style-name="P3" draw:layer="layout" svg:x1="6.012cm" svg:y1="10.422cm" svg:x2="9.404cm" svg:y2="12.967cm">
          <text:p/>
        </draw:line>
        <draw:line draw:style-name="gr5" draw:text-style-name="P3" draw:layer="layout" svg:x1="12.993cm" svg:y1="12.823cm" svg:x2="14.129cm" svg:y2="11.952cm">
          <text:p/>
        </draw:line>
        <draw:line draw:style-name="gr5" draw:text-style-name="P3" draw:layer="layout" svg:x1="8.69cm" svg:y1="8.564cm" svg:x2="10.331cm" svg:y2="12.366cm">
          <text:p/>
        </draw:line>
        <draw:line draw:style-name="gr5" draw:text-style-name="P3" draw:layer="layout" svg:x1="12.092cm" svg:y1="13.442cm" svg:x2="14.129cm" svg:y2="11.772cm">
          <text:p/>
        </draw:line>
        <draw:line draw:style-name="gr5" draw:text-style-name="P3" draw:layer="layout" svg:x1="11.735cm" svg:y1="15.823cm" svg:x2="13.193cm" svg:y2="18.827cm">
          <text:p/>
        </draw:line>
        <draw:line draw:style-name="gr5" draw:text-style-name="P3" draw:layer="layout" svg:x1="8.972cm" svg:y1="15.351cm" svg:x2="4.932cm" svg:y2="17.531cm">
          <text:p/>
        </draw:line>
        <draw:line draw:style-name="gr5" draw:text-style-name="P3" draw:layer="layout" svg:x1="12.665cm" svg:y1="15.142cm" svg:x2="13.607cm" svg:y2="15.677cm">
          <text:p/>
        </draw:line>
        <draw:g>
          <draw:g>
            <draw:polygon draw:style-name="gr6" draw:text-style-name="P4" draw:layer="layout" svg:width="3.066cm" svg:height="2.776cm" svg:x="9.873cm" svg:y="12.389cm" svg:viewBox="0 0 3067 2777" draw:points="350,0 3067,444 2717,2777 0,2369">
              <text:p/>
            </draw:polygon>
            <draw:polygon draw:style-name="gr6" draw:text-style-name="P4" draw:layer="layout" svg:width="1.27cm" svg:height="2.986cm" svg:x="8.977cm" svg:y="12.402cm" svg:viewBox="0 0 1271 2987" draw:points="373,630 1271,0 944,2345 35,2987 0,2975">
              <text:p/>
            </draw:polygon>
            <draw:polygon draw:style-name="gr6" draw:text-style-name="P4" draw:layer="layout" svg:width="1.27cm" svg:height="2.986cm" svg:x="11.705cm" svg:y="12.822cm" svg:viewBox="0 0 1271 2987" draw:points="373,630 1271,0 944,2345 35,2987 0,2975">
              <text:p/>
            </draw:polygon>
            <draw:polygon draw:style-name="gr7" draw:text-style-name="P5" draw:layer="layout" svg:width="3.066cm" svg:height="2.776cm" svg:x="9.023cm" svg:y="13.073cm" svg:viewBox="0 0 3067 2777" draw:points="350,0 3067,444 2717,2777 0,2369">
              <text:p/>
            </draw:polygon>
            <draw:polygon draw:style-name="gr6" draw:text-style-name="P4" draw:layer="layout" svg:width="3.637cm" svg:height="1.073cm" svg:x="9.318cm" svg:y="12.413cm" svg:viewBox="0 0 3638 1074" draw:points="909,0 3638,444 2810,1074 0,630">
              <text:p/>
            </draw:polygon>
          </draw:g>
          <draw:line draw:style-name="gr5" draw:text-style-name="P3" draw:layer="layout" svg:x1="10.321cm" svg:y1="12.37cm" svg:x2="9.421cm" svg:y2="12.964cm">
            <text:p/>
          </draw:line>
          <draw:line draw:style-name="gr5" draw:text-style-name="P3" draw:layer="layout" svg:x1="12.948cm" svg:y1="12.838cm" svg:x2="12.08cm" svg:y2="13.473cm">
            <text:p/>
          </draw:line>
          <draw:line draw:style-name="gr5" draw:text-style-name="P3" draw:layer="layout" svg:x1="12.102cm" svg:y1="13.432cm" svg:x2="9.403cm" svg:y2="13cm">
            <text:p/>
          </draw:line>
          <draw:line draw:style-name="gr5" draw:text-style-name="P3" draw:layer="layout" svg:x1="13.016cm" svg:y1="12.816cm" svg:x2="10.269cm" svg:y2="12.365cm">
            <text:p/>
          </draw:line>
          <draw:line draw:style-name="gr5" draw:text-style-name="P3" draw:layer="layout" svg:x1="11.749cm" svg:y1="15.81cm" svg:x2="8.998cm" svg:y2="15.378cm">
            <text:p/>
          </draw:line>
          <draw:line draw:style-name="gr5" draw:text-style-name="P3" draw:layer="layout" svg:x1="9.378cm" svg:y1="12.981cm" svg:x2="8.972cm" svg:y2="15.365cm">
            <text:p/>
          </draw:line>
          <draw:line draw:style-name="gr5" draw:text-style-name="P3" draw:layer="layout" svg:x1="12.102cm" svg:y1="13.426cm" svg:x2="11.743cm" svg:y2="15.754cm">
            <text:p/>
          </draw:line>
          <draw:line draw:style-name="gr5" draw:text-style-name="P3" draw:layer="layout" svg:x1="12.992cm" svg:y1="12.802cm" svg:x2="12.65cm" svg:y2="15.16cm">
            <text:p/>
          </draw:line>
          <draw:line draw:style-name="gr5" draw:text-style-name="P3" draw:layer="layout" svg:x1="12.679cm" svg:y1="15.116cm" svg:x2="11.722cm" svg:y2="15.784cm">
            <text:p/>
          </draw:line>
        </draw:g>
        <draw:line draw:style-name="gr5" draw:text-style-name="P3" draw:layer="layout" svg:x1="8.685cm" svg:y1="8.553cm" svg:x2="5.96cm" svg:y2="10.492cm">
          <text:p/>
        </draw:line>
        <draw:line draw:style-name="gr5" draw:text-style-name="P3" draw:layer="layout" svg:x1="8.711cm" svg:y1="8.553cm" svg:x2="16.871cm" svg:y2="9.837cm">
          <text:p/>
        </draw:line>
        <draw:line draw:style-name="gr5" draw:text-style-name="P3" draw:layer="layout" svg:x1="16.832cm" svg:y1="9.85cm" svg:x2="15.919cm" svg:y2="16.954cm">
          <text:p/>
        </draw:line>
        <draw:line draw:style-name="gr5" draw:text-style-name="P3" draw:layer="layout" svg:x1="14.139cm" svg:y1="11.753cm" svg:x2="13.112cm" svg:y2="18.862cm">
          <text:p/>
        </draw:line>
        <draw:line draw:style-name="gr5" draw:text-style-name="P3" draw:layer="layout" svg:x1="15.954cm" svg:y1="16.923cm" svg:x2="13.164cm" svg:y2="18.822cm">
          <text:p/>
        </draw:line>
        <draw:line draw:style-name="gr5" draw:text-style-name="P3" draw:layer="layout" svg:x1="6.012cm" svg:y1="10.453cm" svg:x2="4.912cm" svg:y2="17.486cm">
          <text:p/>
        </draw:line>
        <draw:line draw:style-name="gr5" draw:text-style-name="P3" draw:layer="layout" svg:x1="6.061cm" svg:y1="10.454cm" svg:x2="14.221cm" svg:y2="11.738cm">
          <text:p/>
        </draw:line>
        <draw:line draw:style-name="gr5" draw:text-style-name="P3" draw:layer="layout" svg:x1="16.866cm" svg:y1="9.833cm" svg:x2="14.172cm" svg:y2="11.762cm">
          <text:p/>
        </draw:line>
        <draw:line draw:style-name="gr5" draw:text-style-name="P3" draw:layer="layout" svg:x1="4.93cm" svg:y1="17.477cm" svg:x2="13.09cm" svg:y2="18.7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07:26:37.437112433</meta:creation-date>
    <dc:date>2017-12-03T11:18:04.095862101</dc:date>
    <meta:editing-duration>PT3H13M34S</meta:editing-duration>
    <meta:editing-cycles>7</meta:editing-cycles>
    <meta:generator>LibreOffice/5.0.3.2$Linux_X86_64 LibreOffice_project/00m0$Build-2</meta:generator>
    <meta:document-statistic meta:object-count="37"/>
  </office:meta>
</office:document-meta>
</file>